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069F028095AC15B4.jpg" manifest:media-type="image/jpeg"/>
  <manifest:file-entry manifest:full-path="Pictures/1000000000000355000001E0EF8F0DF42D2DB9F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09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91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1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font-variant="normal" fo:text-transform="none" fo:color="#ff0000" style:text-outline="false" style:text-line-through-style="none" style:text-line-through-type="none" style:font-name="メイリオ" fo:font-size="16pt" fo:font-style="normal" fo:text-shadow="none" style:text-underline-style="none" fo:font-weight="normal" style:letter-kerning="true" style:font-name-asian="メイリオ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3.8cm" svg:height="2.4cm" svg:x="16.8cm" svg:y="3.8cm">
          <text:p text:style-name="P1"><text:span text:style-name="T1">タッチ</text:span></text:p>
          <text:p text:style-name="P1"><text:span text:style-name="T1">Touch</text:span></text:p>
          <draw:enhanced-geometry svg:viewBox="0 0 21600 21600" draw:mirror-horizontal="false" draw:mirror-vertical="false" draw:text-areas="800 800 20800 20800" draw:type="round-rectangular-callout" draw:modifiers="4108.60299921073 -18757.1845064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6cm" svg:height="2.4cm" svg:x="0.6cm" svg:y="2.8cm">
          <text:p text:style-name="P1"><text:span text:style-name="T1">チップ番号</text:span></text:p>
          <text:p text:style-name="P1"><text:span text:style-name="T1">Chip number</text:span></text:p>
          <draw:enhanced-geometry svg:viewBox="0 0 21600 21600" draw:mirror-horizontal="false" draw:mirror-vertical="false" draw:text-areas="800 800 20800 20800" draw:type="round-rectangular-callout" draw:modifiers="17867.7678765486 -19440.8996251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0.4cm" svg:height="2.4cm" svg:x="16.8cm" svg:y="9.2cm">
          <text:p text:style-name="P1"><text:span text:style-name="T1">スプライト画像を描いてみよう！</text:span></text:p>
          <text:p text:style-name="P1"><text:span text:style-name="T1">Let's draw some sprite images!</text:span></text:p>
          <draw:enhanced-geometry svg:viewBox="0 0 21600 21600" draw:mirror-horizontal="false" draw:mirror-vertical="false" draw:text-areas="800 800 20800 20800" draw:type="round-rectangular-callout" draw:modifiers="-1920.96913758292 -11353.2694710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5" draw:text-style-name="P2" draw:layer="layout" svg:width="9.8cm" svg:height="2.4cm" svg:x="16.8cm" svg:y="4cm">
          <text:p text:style-name="P1"><text:span text:style-name="T1">絵の左上をタッチ</text:span></text:p>
          <text:p text:style-name="P1"><text:span text:style-name="T2">Touch the top left of the picture</text:span></text:p>
          <draw:enhanced-geometry svg:viewBox="0 0 21600 21600" draw:mirror-horizontal="false" draw:mirror-vertical="false" draw:text-areas="800 800 20800 20800" draw:type="round-rectangular-callout" draw:modifiers="3151.51515151515 -20250.5622657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6cm" svg:height="2.4cm" svg:x="0.6cm" svg:y="2.8cm">
          <text:p text:style-name="P1"><text:span text:style-name="T1">チップ番号</text:span></text:p>
          <text:p text:style-name="P1"><text:span text:style-name="T1">Chip number</text:span></text:p>
          <draw:enhanced-geometry svg:viewBox="0 0 21600 21600" draw:mirror-horizontal="false" draw:mirror-vertical="false" draw:text-areas="800 800 20800 20800" draw:type="round-rectangular-callout" draw:modifiers="17867.7678765486 -19440.8996251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>
        <draw:custom-shape draw:style-name="gr6" draw:text-style-name="P2" draw:layer="layout" svg:width="5.8cm" svg:height="2.4cm" svg:x="18cm" svg:y="4.4cm">
          <text:p text:style-name="P1"><text:span text:style-name="T1">ドラッグで選択</text:span></text:p>
          <text:p text:style-name="P1"><text:span text:style-name="T1">Drag to select</text:span></text:p>
          <draw:enhanced-geometry svg:viewBox="0 0 21600 21600" draw:mirror-horizontal="false" draw:mirror-vertical="false" draw:text-areas="800 800 20800 20800" draw:type="round-rectangular-callout" draw:modifiers="2692.08757110843 -18757.1845064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1cm" svg:height="2.4cm" svg:x="5cm" svg:y="2.2cm">
          <text:p text:style-name="P1"><text:span text:style-name="T1">選択領域の位置とサイズ</text:span></text:p>
          <text:p text:style-name="P1"><text:span text:style-name="T1">Position and size of the selected area</text:span></text:p>
          <draw:enhanced-geometry svg:viewBox="0 0 21600 21600" draw:mirror-horizontal="false" draw:mirror-vertical="false" draw:text-areas="800 800 20800 20800" draw:type="round-rectangular-callout" draw:modifiers="19173.1660758113 -13737.2761349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8" draw:text-style-name="P2" draw:layer="layout" svg:width="10.2cm" svg:height="2.4cm" svg:x="16.8cm" svg:y="4.2cm">
          <text:p text:style-name="P1"><text:span text:style-name="T1">0</text:span><text:span text:style-name="T1">番のチップは描画されない</text:span></text:p>
          <text:p text:style-name="P1"><text:span text:style-name="T1">Chip number 0 will not be drawn</text:span></text:p>
          <draw:enhanced-geometry svg:viewBox="0 0 21600 21600" draw:mirror-horizontal="false" draw:mirror-vertical="false" draw:text-areas="800 800 20800 20800" draw:type="round-rectangular-callout" draw:modifiers="-105.871973335947 -24163.931695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4.6cm" svg:height="2.4cm" svg:x="13cm" svg:y="13.2cm">
          <text:p text:style-name="P1"><text:span text:style-name="T1">描画しないところは０番のチップで埋める</text:span></text:p>
          <text:p text:style-name="P1"><text:span text:style-name="T1">The parts that are not drawn are filled with chip 0</text:span></text:p>
          <draw:enhanced-geometry svg:viewBox="0 0 21600 21600" draw:mirror-horizontal="false" draw:mirror-vertical="false" draw:text-areas="800 800 20800 20800" draw:type="round-rectangular-callout" draw:modifiers="1414.2592973084 -10759.516867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6cm" svg:height="2.4cm" svg:x="3.8cm" svg:y="13.2cm">
          <text:p text:style-name="P1"><text:span text:style-name="T1">選択ツール</text:span></text:p>
          <text:p text:style-name="P1"><text:span text:style-name="T1">Selection Tool</text:span></text:p>
          <draw:enhanced-geometry svg:viewBox="0 0 21600 21600" draw:mirror-horizontal="false" draw:mirror-vertical="false" draw:text-areas="800 800 20800 20800" draw:type="round-rectangular-callout" draw:modifiers="29688.8502499457 764.681382757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1cm" svg:height="2.4cm" svg:x="0.2cm" svg:y="3.4cm">
          <text:p text:style-name="P1"><text:span text:style-name="T1">選択領域の位置とサイズ</text:span></text:p>
          <text:p text:style-name="P1"><text:span text:style-name="T1">Position and size of the selected area</text:span></text:p>
          <draw:enhanced-geometry svg:viewBox="0 0 21600 21600" draw:mirror-horizontal="false" draw:mirror-vertical="false" draw:text-areas="800 800 20800 20800" draw:type="round-rectangular-callout" draw:modifiers="3899.42732478866 -25729.2794668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EF8F0DF42D2DB9F5.jpg" xlink:type="simple" xlink:show="embed" xlink:actuate="onLoad"/>
    <draw:fill-image draw:name="background" xlink:href="Pictures/1000000000000355000001E0069F028095AC15B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4-18T15:49:37.120820830</dc:date>
    <meta:editing-duration>PT15H22M6S</meta:editing-duration>
    <meta:editing-cycles>38</meta:editing-cycles>
    <meta:generator>LibreOffice/6.2.8.2$MacOSX_X86_64 LibreOffice_project/f82ddfca21ebc1e222a662a32b25c0c9d20169ee</meta:generator>
    <meta:document-statistic meta:object-count="40"/>
  </office:meta>
</office:document-meta>
</file>